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8Num1"/>
    <style:style style:name="P2" style:family="paragraph" style:parent-style-name="List_20_Paragraph" style:list-style-name="WW8Num1">
      <style:text-properties officeooo:paragraph-rsid="00126ee2"/>
    </style:style>
    <style:style style:name="P3" style:family="paragraph" style:parent-style-name="List_20_Paragraph" style:list-style-name="WW8Num1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7" style:family="paragraph" style:parent-style-name="Text_20_body" style:list-style-name="L8">
      <style:paragraph-properties fo:margin-left="0.2083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arial" fo:font-size="12pt" fo:letter-spacing="normal" fo:font-style="normal" fo:font-weight="normal" loext:padding="0in" loext:border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officeooo:rsid="0011f1f2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1f1f2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126ee2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222222" style:font-name="arial" fo:font-size="9.60000038146973pt" fo:letter-spacing="normal" fo:font-style="normal" fo:font-weight="normal"/>
    </style:style>
    <style:style style:name="T10" style:family="text">
      <style:text-properties fo:font-variant="normal" fo:text-transform="none" fo:color="#222222" style:font-name="arial" fo:font-size="9.60000038146973pt" fo:letter-spacing="normal" fo:font-style="normal" fo:font-weight="normal" officeooo:rsid="00126ee2"/>
    </style:style>
    <style:style style:name="T11" style:family="text">
      <style:text-properties officeooo:rsid="00126ee2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cabulary for Quiz:</text:p>
      <text:p text:style-name="Standard">Note: quiz for section A is on 10<text:span text:style-name="T2">th</text:span> December, Section B is on 13<text:span text:style-name="T2">th</text:span> December and Section C is on 14<text:span text:style-name="T2">th</text:span> December. </text:p>
      <text:list xml:id="list2409585825" text:style-name="WW8Num1">
        <text:list-item>
          <text:p text:style-name="P1">Tweed <text:s text:c="5"/><text:span text:style-name="T3">a rough surfaced woolen cloth</text:span></text:p>
        </text:list-item>
        <text:list-item>
          <text:p text:style-name="P1">Shabby <text:s text:c="3"/><text:span text:style-name="T3">in poor condition bcsof long use or lack of care,(of behavior)</text:span><text:span text:style-name="T4"> </text:span><text:span text:style-name="T5">mean and unfair</text:span></text:p>
        </text:list-item>
        <text:list-item>
          <text:p text:style-name="P1">Bequeathed <text:s text:c="2"/><text:span text:style-name="T5">pass (something) on or leave (something) to someone else.</text:span></text:p>
        </text:list-item>
        <text:list-item>
          <text:p text:style-name="P1">Decrepit <text:s text:c="5"/><text:span text:style-name="T5">(of a person) elderly and infirm.</text:span></text:p>
        </text:list-item>
        <text:list-item>
          <text:p text:style-name="P1">Gravel <text:s text:c="3"/><text:span text:style-name="T5"><text:line-break/>confuse or puzzle (someone),make (someone) angry or annoyed</text:span></text:p>
        </text:list-item>
      </text:list>
      <text:p text:style-name="P5"><text:span text:style-name="T5"><text:line-break/></text:span></text:p>
      <text:list xml:id="list232638760733792" text:continue-numbering="true" text:style-name="WW8Num1">
        <text:list-item>
          <text:p text:style-name="P1">Melancholy <text:line-break/><text:span text:style-name="T5">causing or expressing sadness; depressing.</text:span></text:p>
        </text:list-item>
        <text:list-item>
          <text:p text:style-name="P1">Horde <text:s text:c="2"/><text:line-break/><text:span text:style-name="T5">a large group of people</text:span></text:p>
        </text:list-item>
        <text:list-item>
          <text:p text:style-name="P1">Feudal <text:s/><text:span text:style-name="T5">according to, resembling, or denoting the system of feudalism,absurdly outdated or old-fashioned.</text:span></text:p>
        </text:list-item>
        <text:list-item>
          <text:p text:style-name="P1">Waning <text:s text:c="2"/><text:span text:style-name="T5">becom</text:span><text:span text:style-name="T6">ing</text:span><text:span text:style-name="T5"> weaker.</text:span></text:p>
        </text:list-item>
        <text:list-item>
          <text:p text:style-name="P1">Squatted <text:s text:c="4"/><text:span text:style-name="T5">unlawfully occupy an uninhabited building or settle on a piece of land.</text:span></text:p>
        </text:list-item>
        <text:list-item>
          <text:p text:style-name="P1">Deftly <text:s text:c="2"/><text:span text:style-name="T5">in a way that is neatly skilful and quick in movement</text:span></text:p>
        </text:list-item>
        <text:list-item>
          <text:p text:style-name="P1">Roistered <text:s text:c="2"/><text:span text:style-name="T5">enjoy oneself or celebrate in a noisy or boisterous way.</text:span></text:p>
        </text:list-item>
        <text:list-item>
          <text:p text:style-name="P2">Grimy <text:s text:c="2"/><text:span text:style-name="T5">covered with or characterized by grime.</text:span><text:span text:style-name="T7">( dirt ingrained on the surface of something.)</text:span></text:p>
        </text:list-item>
        <text:list-item>
          <text:p text:style-name="P1">Escorted <text:s text:c="2"/><text:span text:style-name="T5">accompany (someone or something) somewhere as an escort.</text:span></text:p>
        </text:list-item>
        <text:list-item>
          <text:p text:style-name="P1">Cavalier <text:s/><text:span text:style-name="T5">a courtly gentleman, especially one acting as a lady's escort,showing a lack of proper concern; offhand.</text:span></text:p>
        </text:list-item>
        <text:list-item>
          <text:p text:style-name="P1">Apprehensively <text:s/><text:span text:style-name="T11">by</text:span> <text:span text:style-name="T11">being </text:span><text:span text:style-name="T5">anxious or fearful that something bad or unpleasant will happen,</text:span><text:span text:style-name="T8">relating to perception or understanding.</text:span></text:p>
        </text:list-item>
      </text:list>
      <text:p text:style-name="P6"/>
      <text:list xml:id="list232637899505950" text:continue-numbering="true" text:style-name="WW8Num1">
        <text:list-header>
          <text:p text:style-name="P3"><text:span text:style-name="T5"/></text:p>
        </text:list-header>
        <text:list-item>
          <text:p text:style-name="P2">Fugitive <text:s text:c="2"/><text:span text:style-name="T5">a person who has escaped from captivity or is in hiding.</text:span></text:p>
        </text:list-item>
        <text:list-item>
          <text:p text:style-name="P1">Inelegance <text:s text:c="3"/><text:span text:style-name="T4"> </text:span><text:span text:style-name="T9">lack </text:span><text:span text:style-name="T10">of</text:span><text:span text:style-name="T9"> refinement, grace, or good taste</text:span></text:p>
        </text:list-item>
        <text:list-item>
          <text:p text:style-name="P1">Soor</text:p>
        </text:list-item>
        <text:list-item>
          <text:p text:style-name="P1">Panorama <text:s/><text:span text:style-name="T5">an unbroken view of the whole region surrounding an observer,</text:span><text:span text:style-name="T8">a picture or photograph containing a wide view.</text:span></text:p>
        </text:list-item>
      </text:list>
      <text:list xml:id="list3839947786" text:style-name="L8">
        <text:list-item>
          <text:p text:style-name="P7">a complete survey or presentation of a subject.</text:p>
        </text:list-item>
      </text:list>
      <text:list xml:id="list232637995671457" text:continue-list="list232637899505950" text:style-name="WW8Num1">
        <text:list-item>
          <text:p text:style-name="P1"><text:span text:style-name="T8"/></text:p>
        </text:list-item>
        <text:list-item>
          <text:p text:style-name="P1"><text:soft-page-break/>Quays <text:s text:c="2"/><text:span text:style-name="T5">a stone or metal platform lying alongside or projecting into water for loading and unloading ships.</text:span></text:p>
        </text:list-item>
        <text:list-item>
          <text:p text:style-name="P1">Horizon <text:s/><text:span text:style-name="T5">the line at which the earth's surface and the sky appear to meet,the limit of a person's knowledge, experience, or interest.</text:span></text:p>
        </text:list-item>
        <text:list-item>
          <text:p text:style-name="P1">Errand <text:s/><text:span text:style-name="T5">a short journey undertaken in order to deliver or collect something, especially on someone else's behalf.</text:span></text:p>
        </text:list-item>
        <text:list-item>
          <text:p text:style-name="P1">Halted <text:s/><text:span text:style-name="T5">bring or come to an abrupt stop.</text:span></text:p>
        </text:list-item>
        <text:list-item>
          <text:p text:style-name="P1">Garcon <text:s text:c="2"/><text:span text:style-name="T5">a waiter in a French restaurant or hotel,<text:line-break/>French, literally ‘boy’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m.ali</meta:initial-creator>
    <meta:creation-date>2018-12-03T13:51:00</meta:creation-date>
    <dc:date>2018-12-13T23:26:36.854978308</dc:date>
    <meta:editing-cycles>2</meta:editing-cycles>
    <meta:editing-duration>PT6M11S</meta:editing-duration>
    <meta:document-statistic meta:table-count="0" meta:image-count="0" meta:object-count="0" meta:page-count="2" meta:paragraph-count="30" meta:word-count="343" meta:character-count="2109" meta:non-whitespace-character-count="1765"/>
    <meta:generator>LibreOffice/6.0.3.2$Linux_X86_64 LibreOffice_project/00m0$Build-2</meta:generator>
  </office:meta>
</office:document-meta>
</file>